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Cornelis</meta:initial-creator>
    <meta:creation-date>2011-10-03T13:29:41</meta:creation-date>
    <meta:document-statistic meta:table-count="0" meta:image-count="0" meta:object-count="0" meta:page-count="1" meta:paragraph-count="1" meta:word-count="2" meta:character-count="11"/>
    <dc:date>2011-10-03T13:29:57</dc:date>
    <dc:creator>Frank Cornelis</dc:creator>
    <meta:editing-duration>PT00H00M19S</meta:editing-duration>
    <meta:editing-cycles>1</meta:editing-cycles>
    <meta:generator>OpenOffice.org/3.2$Linux OpenOffice.org_project/320m12$Build-948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xmldsig-08f82df4-98c2-41c2-8d8b-c81f589aa20c">
    <SignedInfo>
      <CanonicalizationMethod Algorithm="http://www.w3.org/2001/10/xml-exc-c14n#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xV9mdDkImSslG5iHGbcx89StVt8=</DigestValue>
      </Reference>
      <Reference URI="manifest.rdf">
        <DigestMethod Algorithm="http://www.w3.org/2000/09/xmldsig#sha1"/>
        <DigestValue>NGFEz/kdrkBdR2O1Q1gIOkL3iBw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paOxbHpWZeI7mryVOxRA2smeC9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/uL6GWL9NSFTCGJdpM9vF+ZrLvM=</DigestValue>
      </Reference>
      <Reference URI="Thumbnails/thumbnail.png">
        <DigestMethod Algorithm="http://www.w3.org/2000/09/xmldsig#sha1"/>
        <DigestValue>DZdgSKClauWSMvTSoMO3ete/TGs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E/pJoC84OSA/cC2doA2Aluj7FDg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aUPHqsMmNo+pg0OdBYkLTkEyAyU=</DigestValue>
      </Reference>
      <Reference URI="#sign-prop-0cfdf0b6-51ff-41a9-9688-3444fc572195">
        <DigestMethod Algorithm="http://www.w3.org/2000/09/xmldsig#sha1"/>
        <DigestValue>Mh/MpCPleJ6ruOPkxB3iNpyK87A=</DigestValue>
      </Reference>
      <Reference Type="http://uri.etsi.org/01903#SignedProperties" URI="#xmldsig-08f82df4-98c2-41c2-8d8b-c81f589aa20c-xades">
        <Transforms>
          <Transform Algorithm="http://www.w3.org/TR/2001/REC-xml-c14n-20010315"/>
        </Transforms>
        <DigestMethod Algorithm="http://www.w3.org/2000/09/xmldsig#sha1"/>
        <DigestValue>8jMuAS83RDhOmtzsLqntWWZa640=</DigestValue>
      </Reference>
    </SignedInfo>
    <SignatureValue Id="xmldsig-08f82df4-98c2-41c2-8d8b-c81f589aa20c-signature-value">KHZfcMH+pf+Goht8k/lWdSu5ttL0jU324aLabGzQOMNU1SaETNPSlmGjq1/nWRruwoXWtMn/O5bx
XLhagyCFkCKFwWchIhxnJksdxu8kJVCvELukEHfBccUStNEMIb5NZUfEtoLmbloAzNsl3JdZj8BC
fX3V85RnO6+JesOj3D4=</SignatureValue>
    <KeyInfo>
      <X509Data>
        <X509IssuerSerial>
          <X509IssuerName>SERIALNUMBER=201010, CN=Citizen CA, C=BE</X509IssuerName>
          <X509SerialNumber>21267647932559581687500187050203912999</X509SerialNumber>
        </X509IssuerSerial>
        <X509Certificate>MIID/zCCAuegAwIBAgIQEAAAAAAAxHPbulcOPiObJzANBgkqhkiG9w0BAQUFADAzMQswCQYDVQQG
EwJCRTETMBEGA1UEAxMKQ2l0aXplbiBDQTEPMA0GA1UEBRMGMjAxMDEwMB4XDTEwMTExMzA0NTMw
NloXDTE1MTEwNTIzNTk1OVowcTELMAkGA1UEBhMCQkUxIzAhBgNVBAMTGkZyYW5rIENvcm5lbGlz
IChTaWduYXR1cmUpMREwDwYDVQQEEwhDb3JuZWxpczEUMBIGA1UEKhMLRnJhbmsgSGVucmkxFDAS
BgNVBAUTCzc5MTAyNTIwOTkxMIGfMA0GCSqGSIb3DQEBAQUAA4GNADCBiQKBgQCFTyEFWmnBJSXq
WkQ97noqWOZQKy3ZU8Qa9WMOoPBsj8beMWaxbifOKO/N8x4RHm4sHyzZOKHpL8qXCjgeY4xeORWV
lPkdPQ/hxUrgmThs14quBzsEqIp1it71GXoZbTPyPBv8s8fu+sR9x86OfjqA6m5eh+hBBaT4WgHI
6WI+5QIDAQABo4IBUzCCAU8wHwYDVR0jBBgwFoAUvHjfvawo+a+J+Rw9KXnXGZmAHMwwbgYIKwYB
BQUHAQEEYjBgMDYGCCsGAQUFBzAChipodHRwOi8vY2VydHMuZWlkLmJlbGdpdW0uYmUvYmVsZ2l1
bXJzMi5jcnQwJgYIKwYBBQUHMAGGGmh0dHA6Ly9vY3NwLmVpZC5iZWxnaXVtLmJlMEQGA1UdIAQ9
MDswOQYHYDgJAQECATAuMCwGCCsGAQUFBwIBFiBodHRwOi8vcmVwb3NpdG9yeS5laWQuYmVsZ2l1
bS5iZTA5BgNVHR8EMjAwMC6gLKAqhihodHRwOi8vY3JsLmVpZC5iZWxnaXVtLmJlL2VpZGMyMDEw
MTAuY3JsMA4GA1UdDwEB/wQEAwIGQDARBglghkgBhvhCAQEEBAMCBSAwGAYIKwYBBQUHAQMEDDAK
MAgGBgQAjkYBATANBgkqhkiG9w0BAQUFAAOCAQEALJmvEOh2apfm3rTKKTVQb5kGw/QniT4Qs5y9
6YEQ4+qziT+6fCANNn0IGvWmgxtxdmQR3GKdHiK1w6sWJjd7jB1jwj4bKxETnVyDpSvEgpmqaaWi
idVRTatitK1Ckd7EdrZ+IMHerBEjm0iiNi/ppAYMGJuuN3yyKBLPvpd5hWXFz/3HOJ+jGA8lnYFr
Iwmf3wHSgaS9e65SpYBLMr3kUbeClKNKiZXe1Lu2EgAfkwhxJ3YyA1I/fOwbhwQHXu5a2CTXzI66
w9mXjeuTQNXZo6RkPifRBBp8t2gT4HsqtUycC8DVyqo+RJ6uYE9QNtYyVPuiQZ/9jGUYfE1KQEP4
rw==</X509Certificate>
      </X509Data>
    </KeyInfo>
    <Object>
      <SignatureProperties>
        <SignatureProperty Id="sign-prop-0cfdf0b6-51ff-41a9-9688-3444fc572195" Target="#xmldsig-08f82df4-98c2-41c2-8d8b-c81f589aa20c">
          <dc:date xmlns:dc="http://purl.org/dc/elements/1.1/">2011-10-03T11:30:41</dc:date>
        </SignatureProperty>
      </SignatureProperties>
    </Object>
    <Object>
      <xades:QualifyingProperties xmlns:xades="http://uri.etsi.org/01903/v1.3.2#" xmlns:ds="http://www.w3.org/2000/09/xmldsig#" Target="#xmldsig-08f82df4-98c2-41c2-8d8b-c81f589aa20c">
        <xades:SignedProperties Id="xmldsig-08f82df4-98c2-41c2-8d8b-c81f589aa20c-xades">
          <xades:SignedSignatureProperties>
            <xades:SigningTime>2011-10-03T11:30:42Z</xades:SigningTime>
            <xades:SigningCertificate>
              <xades:Cert>
                <xades:CertDigest>
                  <ds:DigestMethod Algorithm="http://www.w3.org/2000/09/xmldsig#sha1"/>
                  <ds:DigestValue>PHTImRqtSaWOJ68fyqgs+r9gKyc=</ds:DigestValue>
                </xades:CertDigest>
                <xades:IssuerSerial>
                  <ds:X509IssuerName>SERIALNUMBER=201010, CN=Citizen CA, C=BE</ds:X509IssuerName>
                  <ds:X509SerialNumber>21267647932559581687500187050203912999</ds:X509SerialNumber>
                </xades:IssuerSerial>
              </xades:Cert>
            </xades:SigningCertificate>
          </xades:SignedSignatureProperties>
        </xades:SignedProperties>
        <xades:UnsignedProperties>
          <xades:UnsignedSignatureProperties>
            <xades:SignatureTimeStamp xmlns:xadesv141="http://uri.etsi.org/01903/v1.4.1#" Id="time-stamp-5406e533-6711-4c78-b2c7-acfaa8c87e2f">
              <CanonicalizationMethod Algorithm="http://www.w3.org/2001/10/xml-exc-c14n#"/>
              <xades:EncapsulatedTimeStamp Id="time-stamp-token-660335a0-30e5-45b2-89c7-8a1650ede258">MIAGCSqGSIb3DQEHAqCAMIIOggIBAzELMAkGBSsOAwIaBQAwgdgGCyqGSIb3DQEJEAEEoIHIBIHFMIHCAgEBBgVgOAkDATAhMAkGBSsOAwIaBQAEFKHq7wGB3DrNseigccMLZopEYecgAgY3RTA3RTQYDzIwMTExMDAzMTEzMDUxWgIRAPvvlCXljDgSYrVfjNC6sQ2gZ6RlMGMxIzAhBgNVBAoTGkJlbGdpdW0gRmVkZXJhbCBHb3Zlcm5tZW50MQ0wCwYDVQQFEwQyMDEwMQswCQYDVQQGEwJCRTEgMB4GA1UEAxMXVGltZSBTdGFtcGluZyBBdXRob3JpdHmggguDMIIDdTCCAl2gAwIBAgILBAAAAAABFUtaw5QwDQYJKoZIhvcNAQEFBQAwVzELMAkGA1UEBhMCQkUxGTAXBgNVBAoTEEdsb2JhbFNpZ24gbnYtc2ExEDAOBgNVBAsTB1Jvb3QgQ0ExGzAZBgNVBAMTEkdsb2JhbFNpZ24gUm9vdCBDQTAeFw05ODA5MDExMjAwMDBaFw0yODAxMjgxMjAwMDBaMFcxCzAJBgNVBAYTAkJFMRkwFwYDVQQKExBHbG9iYWxTaWduIG52LXNhMRAwDgYDVQQLEwdSb290IENBMRswGQYDVQQDExJHbG9iYWxTaWduIFJvb3QgQ0EwggEiMA0GCSqGSIb3DQEBAQUAA4IBDwAwggEKAoIBAQDaDuaZjc6j40+Kfvvxi4Mla+pIH/EqsLmVEQS98GPR4mdmzxzdzxtIK+6NiY6arymAZavpxy0Sy6scTHAHoT0KMM0VjU/43dSMUBUc71DuxC73/OlS8pF94G3VNTCOXkNz8kHp1Wrjsok6Vjk4bwY8iGlbKk3Fp1S4bInMm/k8yuX9ifUSPJJ4ltbcdG6TRGHRjcdGsnUOhugZitVtbNV4FpWi6cgKOOvyJBNPc1STE4U6G7weNLWLBYy5d4ux2x8gkasJU26Qzns3dLlwR5EiUWMWea6xrkEmCMgZK9FGqkjWZCrXgzT/LCrBbBlDSgeF59N89iFo7+ryUp9/k5DPAgMBAAGjQjBAMA4GA1UdDwEB/wQEAwIBBjAPBgNVHRMBAf8EBTADAQH/MB0GA1UdDgQWBBRge2YaRQ2XyolQL30EzTSo//z9SzANBgkqhkiG9w0BAQUFAAOCAQEA1nPnfE920I2/7LqivjTFKDK1fPxsnCwrvQmeU79rXqoRSLblCKOzyj1hTdNGCbM+w6DjY1Ub8rrvrTnhQ7k4o+YviiY776BQVvnGCv04zcQLcFGUl5gE38NflNUVyRRBnMRddWQVDf9VMOyGj/8N7yy5Y0b2qvzfvGn9LhJIZJrglfCm7ymPAbEVtQwdpf5pLGkkeB6zpxxxYu7KyJesF12KwvhHhm4qxFYxldBniYUr+WymXUadDKqC5JlR3XC321Y9YeRq4VzW9v493kHMB65jUr9TU/Qr6cf9tveCX4XSQRjbgbMEHMUfpIBvFSDJ3gyICh3WZlXi/EjJKSZp4DCCA/0wggLloAMCAQICCwQAAAAAARVqsap+MA0GCSqGSIb3DQEBBQUAMFcxCzAJBgNVBAYTAkJFMRkwFwYDVQQKExBHbG9iYWxTaWduIG52LXNhMRAwDgYDVQQLEwdSb290IENBMRswGQYDVQQDExJHbG9iYWxTaWduIFJvb3QgQ0EwHhcNMDcxMDA0MTIwMDAwWhcNMTQwMTI2MjMwMDAwWjAoMQswCQYDVQQGEwJCRTEZMBcGA1UEAxMQQmVsZ2l1bSBSb290IENBMjCCASIwDQYJKoZIhvcNAQEBBQADggEPADCCAQoCggEBAMZzQh6S/3UPi790hqc/7bIYLS2X+an7mEoj39WN4IzGMhwWLQdC1i22bi+n9fzGhYJdld61IgDMqFNAn68KNaJ6x+HK92AQZw6nUHMXU5WfIp8MXW+2QbyM69odRr2nlL/zGsvU+40OHjPIltfsjFPekx40HopQcSZYtF3CiInaYNKJIT/e1wEYNm7hLHADBGXvmAYrXR5i3FVr/mZkIV/4L+HXmymvb82fqgxG0YjFnaKVn6w/Fa7yYd/vw2uaItgscf1YHewApDgglVrH1Tdjuk+bqv5WRi5j2Qsj1Yr6tSPwiRuhFA0m2kHwOI8w7QUmecFLTqG4flVSOmlGhHUCAwEAAaOB+DCB9TAOBgNVHQ8BAf8EBAMCAQYwDwYDVR0TAQH/BAUwAwEB/zAdBgNVHQ4EFgQUhYrr9MW7vg5ZA5Te1oABFeMQnDkwQwYDVR0gBDwwOjA4BgVgOAkBATAvMC0GCCsGAQUFBwIBFiFodHRwOi8vcmVwb3NpdG9yeS5laWQuYmVsZ2l1bS5iZSAwOgYDVR0fBDMwMTAvoC2gK4YpaHR0cDovL3NlY3VyZS5nbG9iYWxzaWduLm5ldC9jcmwvcm9vdC5jcmwwEQYJYIZIAYb4QgEBBAQDAgAHMB8GA1UdIwQYMBaAFGB7ZhpFDZfKiVAvfQTNNKj//P1LMA0GCSqGSIb3DQEBBQUAA4IBAQB9beTVoWBMKzXujXzsiNKK3yIhKMtdwQecNteCKKnxkk4rxTGQSNhUHgTqrgV5KAdudxV0KvppmTJSJeap9Kqa1ECkJYnANnEptFIAXu0pSEJJMRbrJdQIFXY5OqHjZB6sWbPidUi8tDaH8wwPhfAVsuAFUj7o0OsdRiu9BXRpnmv4fWp8aHTsjywL1hHJDxcWr7b07scAIwU33Rgemeg70AatC7ZY3Ky8qIwPbsFQ0r3MDk2SuZXE1eeGhOimVl9g2qWw4timP6C+h34Tog4fjj6mt2F87wnrGP4eb9EXqxxRZOPfiLUia8s8EXL2Ls5Nc2EC+WcpGXPz5FUVdx1hMIIEBTCCAu2gAwIBAgILBAAAAAABJJqiI9cwDQYJKoZIhvcNAQEFBQAwKDELMAkGA1UEBhMCQkUxGTAXBgNVBAMTEEJlbGdpdW0gUm9vdCBDQTIwHhcNMDkxMDI4MTEwMDAwWhcNMTUwMTI4MTEwMDAwWjBjMSMwIQYDVQQKExpCZWxnaXVtIEZlZGVyYWwgR292ZXJubWVudDENMAsGA1UEBRMEMjAxMDELMAkGA1UEBhMCQkUxIDAeBgNVBAMTF1RpbWUgU3RhbXBpbmcgQXV0aG9yaXR5MIIBIjANBgkqhkiG9w0BAQEFAAOCAQ8AMIIBCgKCAQEAzrNM1HJt9Huh0oQCBCgTG+HmKLct/1K9ArnwIb+nBujQ/lFCPJQfo01p7WN4F8+RMnu65BXG5euAWAFbDoaeV14R/KD3CZU/G1VQrvLir1++m0+tgaF8kq1mKkMu7+WRSkzaZ2LEOoH1BpWGZUz1pMIOm2Zpbx6wuEZ+oVcO6cPpCCDHetI0ZS6NOkE3yr6G80Ac7ZMB4jBHs0oRiSM3aqCz8OAd07uEz1wQPZGvtX29EcpCVNEDGdpHhMxbryVX1uEAiI04NmkrQXl2QMKyo6JGxr0AO6xzxtyNMRgHToaruSEVYlf18jSAuOfXsrlVcHINYA13z1Sq9yEtQ0xwcwIDAQABo4H0MIHxMA4GA1UdDwEB/wQEAwIGwDAWBgNVHSUBAf8EDDAKBggrBgEFBQcDCDBDBgNVHSAEPDA6MDgGBmA4CQEBBTAuMCwGCCsGAQUFBwIBFiBodHRwOi8vcmVwb3NpdG9yeS5wa2kuYmVsZ2l1bS5iZTAdBgNVHQ4EFgQUhio2A/Ph5DzQNVrJ9ygGuUNjWBUwNwYDVR0fBDAwLjAsoCqgKIYmaHR0cDovL2NybC5wa2kuYmVsZ2l1bS5iZS9iZWxnaXVtMi5jcmwwCQYDVR0TBAIwADAfBgNVHSMEGDAWgBSFiuv0xbu+DlkDlN7WgAEV4xCcOTANBgkqhkiG9w0BAQUFAAOCAQEABSEe/34sUajKyoUPTO1mHvexKlK0vZRuMzA90CoVXikRr6B4+btcvGgPzn5MUKLXjt90iVA5VMvwrHk1OKDhxzzcDKcE3ngy3pM8dUpDC6kSUOTUwKQON9loAdZpbiTV1I3WOWuhXa6aFGtem+AZORaS4uo1qvc/YRGO+zAG+2/zxLU/EnyyS+8GMpIeSz6xkCvjV1O9+p3+oTM3dbS2qsxeoKNsSkQUNAfmkhd9rwQYqazJb5fdoeVlkC235n5Rxg8KDBWTGnm+/40vxQNJgonu90NrLwwyCelk2DlSOpa9kg4wlmHgAXu3unjcDyWcoosCexrkMF5d0I02mGfUYzGCAgwwggIIAgEBMDcwKDELMAkGA1UEBhMCQkUxGTAXBgNVBAMTEEJlbGdpdW0gUm9vdCBDQTICCwQAAAAAASSaoiPXMAkGBSsOAwIaBQCggaswGgYJKoZIhvcNAQkDMQ0GCyqGSIb3DQEJEAEEMCMGCSqGSIb3DQEJBDEWBBQOQGj65uen5tU1AH+PRIywRK10UzBoBgsqhkiG9w0BCRACDDFZMFcwVTBTBBQ7JrtFdcqPW3QDT9r07P9OMKhzezA7MCykKjAoMQswCQYDVQQGEwJCRTEZMBcGA1UEAxMQQmVsZ2l1bSBSb290IENBMgILBAAAAAABJJqiI9cwDQYJKoZIhvcNAQEBBQAEggEAn0Z4z+0NvkDEc7W1n0mv+BsWN4tIFWM3T4BIiM3I3G1A2JiDODc4uqBsr0pNF2tF/8L0oyzxPcUmz4B+ozub7BZy4Wpr3zsgLA41W2MHg9x+yISkRv03QwW4B5ujIMh7t5GORNHLIbDxMraFG8Du5ZytfVwLpviJPN1/1ZFziRLrm3t3uyXSKvLdwIoHZpr8rK9bBNrmdG5ETqLumaIPT5kWS3oSGozJG9NveFhBXvz+cuiuzdHf7E6nejnUsumLP4NGNZ07eK/1jt6Qw6SQvO8G+3ZHKPTfc4uC3pCdXHWaR2TidWqnXJ9lQdtbm+3P1cMzVjkuVHQi8sW29XA1nQAAAAA=</xades:EncapsulatedTimeStamp>
            </xades:SignatureTimeStamp>
            <xadesv141:TimeStampValidationData xmlns:xadesv141="http://uri.etsi.org/01903/v1.4.1#">
              <xades:RevocationValues>
                <xades:CRLValues>
                  <xades:EncapsulatedCRLValue>MIIB0TCBugIBATANBgkqhkiG9w0BAQUFADBXMQswCQYDVQQGEwJCRTEZMBcGA1UEChMQR2xvYmFsU2lnbiBudi1zYTEQMA4GA1UECxMHUm9vdCBDQTEbMBkGA1UEAxMSR2xvYmFsU2lnbiBSb290IENBFw0xMTA3MDUwNjAwMDBaFw0xMjAxMTgwNjAwMDBaoC8wLTAKBgNVHRQEAwIBFjAfBgNVHSMEGDAWgBRge2YaRQ2XyolQL30EzTSo//z9SzANBgkqhkiG9w0BAQUFAAOCAQEAxcymYPO2GtnlzbHQYwqNy9KBDIAE0Fkdujd0gd+pwVhJKOatlNL5k2Qea4PvOxxk/B9Zr1tgWJ+5yieDN8U/OYDHzmUbZn/rbcwWtkhuBXuA4jcGKP6Y+1tOqrREKx2Xpw6nF3e0ABelfbfrMJX6sG92Zs53+3Dd5S8kfgYh3v6e/a2gIcr2YQq4bE/7e17dReLIyWFN/5PajToiRUwUxhX1isecdkHT00FRa5yDGpANsLbM0qrCD/FnEu+1PDbDLe+lY6gB4FDTHa2ObXFxLm9OeYHudhmcJUlZTBrcul86i0GRLO5tmhYseByqG8ewUael40JZHyhFNNt7cLiWGw==</xades:EncapsulatedCRLValue>
                  <xades:EncapsulatedCRLValue>MIIBbTBXMA0GCSqGSIb3DQEBBQUAMCgxCzAJBgNVBAYTAkJFMRkwFwYDVQQDExBCZWxnaXVtIFJvb3QgQ0EyFw0xMTA3MDExMTAwMDBaFw0xMjAxMzExMTAwMDBaMA0GCSqGSIb3DQEBBQUAA4IBAQB9D/N+Jal7JgXkagtUYHKhGJfxyz3+LtT+VcOMtWGe59epcSuQDDmu7kN2BJ+DC7EuidJOyYBKlbxRTCWlUh93wwIV4JvR17B5ddMBExv9dME/n9VkPoUXBYh6uxwNc2COwsKFlFZqxSbogPhdOJj20JBzZfybZesoIVXEGR/JiFXXJbO777kzunK8v6JJwjkL20ok1VQxvn4YD8fR6bxFzlAQ4WqKTwpv6+/xLEI6HD8s9RUj6/ajJkKXns65TPELh7leMCmVXRFTgmuvXc1NND6YNk1MGhM0IwSekaMjKwSXUMkIFMTMylM08RnvPJJwFXFpuZ7WVD/FzYiD/Zzg</xades:EncapsulatedCRLValue>
                </xades:CRLValues>
              </xades:RevocationValues>
            </xadesv141:TimeStampValidationData>
            <xades:CompleteCertificateRefs xmlns:xadesv141="http://uri.etsi.org/01903/v1.4.1#">
              <xades:CertRefs>
                <xades:Cert>
                  <xades:CertDigest>
                    <DigestMethod Algorithm="http://www.w3.org/2000/09/xmldsig#sha1"/>
                    <DigestValue>HpaJ6++HQnAo8+gaAzN3pKh9rzM=</DigestValue>
                  </xades:CertDigest>
                  <xades:IssuerSerial>
                    <X509IssuerName>CN=Belgium Root CA2, C=BE</X509IssuerName>
                    <X509SerialNumber>52380749477645321353041009203362737740</X509SerialNumber>
                  </xades:IssuerSerial>
                </xades:Cert>
                <xades:Cert>
                  <xades:CertDigest>
                    <DigestMethod Algorithm="http://www.w3.org/2000/09/xmldsig#sha1"/>
                    <DigestValue>UcygcQr3cz00rNwZRQmfQ1x/xZ8=</DigestValue>
                  </xades:CertDigest>
                  <xades:IssuerSerial>
                    <X509IssuerName>CN=Belgium Root CA2, C=BE</X509IssuerName>
                    <X509SerialNumber>3098404661496965511</X509SerialNumber>
                  </xades:IssuerSerial>
                </xades:Cert>
              </xades:CertRefs>
            </xades:CompleteCertificateRefs>
            <xades:CompleteRevocationRefs xmlns:xadesv141="http://uri.etsi.org/01903/v1.4.1#">
              <xades:CRLRefs>
                <xades:CRLRef>
                  <xades:DigestAlgAndValue>
                    <DigestMethod Algorithm="http://www.w3.org/2000/09/xmldsig#sha1"/>
                    <DigestValue>04eJOKczhB+5SSkGJMsITbut6wE=</DigestValue>
                  </xades:DigestAlgAndValue>
                  <xades:CRLIdentifier>
                    <xades:Issuer>C=BE, CN=Belgium Root CA2</xades:Issuer>
                    <xades:IssueTime>2011-07-01T13:00:00.000+02:00</xades:IssueTime>
                  </xades:CRLIdentifier>
                </xades:CRLRef>
              </xades:CRLRefs>
              <xades:OCSPRefs>
                <xades:OCSPRef>
                  <xades:OCSPIdentifier>
                    <xades:ResponderID>
                      <xades:ByName>CN=Belgium OCSP Responder,C=BE</xades:ByName>
                    </xades:ResponderID>
                    <xades:ProducedAt>2011-10-03T13:30:53.000+02:00</xades:ProducedAt>
                  </xades:OCSPIdentifier>
                  <xades:DigestAlgAndValue>
                    <DigestMethod Algorithm="http://www.w3.org/2000/09/xmldsig#sha1"/>
                    <DigestValue>D+CfJwTA/Df5TnLC9wgwBvOkHSM=</DigestValue>
                  </xades:DigestAlgAndValue>
                </xades:OCSPRef>
              </xades:OCSPRefs>
            </xades:CompleteRevocationRefs>
            <xades:SigAndRefsTimeStamp xmlns:xadesv141="http://uri.etsi.org/01903/v1.4.1#" Id="time-stamp-529d2de7-26fb-4134-b4a1-99c0f70e3937">
              <CanonicalizationMethod Algorithm="http://www.w3.org/2001/10/xml-exc-c14n#"/>
              <xades:EncapsulatedTimeStamp Id="time-stamp-token-fa748ab9-c1b5-4511-8194-37a9756c37ad">MIAGCSqGSIb3DQEHAqCAMIIOggIBAzELMAkGBSsOAwIaBQAwgdgGCyqGSIb3DQEJEAEEoIHIBIHFMIHCAgEBBgVgOAkDATAhMAkGBSsOAwIaBQAEFJgO7hY4TDHYgy8PVqychDybeTViAgZBRDA3RTQYDzIwMTExMDAzMTEzMDUzWgIRAMGEQ2cJxOHg2KNlW2DcOa2gZ6RlMGMxIzAhBgNVBAoTGkJlbGdpdW0gRmVkZXJhbCBHb3Zlcm5tZW50MQ0wCwYDVQQFEwQyMDEwMQswCQYDVQQGEwJCRTEgMB4GA1UEAxMXVGltZSBTdGFtcGluZyBBdXRob3JpdHmggguDMIIDdTCCAl2gAwIBAgILBAAAAAABFUtaw5QwDQYJKoZIhvcNAQEFBQAwVzELMAkGA1UEBhMCQkUxGTAXBgNVBAoTEEdsb2JhbFNpZ24gbnYtc2ExEDAOBgNVBAsTB1Jvb3QgQ0ExGzAZBgNVBAMTEkdsb2JhbFNpZ24gUm9vdCBDQTAeFw05ODA5MDExMjAwMDBaFw0yODAxMjgxMjAwMDBaMFcxCzAJBgNVBAYTAkJFMRkwFwYDVQQKExBHbG9iYWxTaWduIG52LXNhMRAwDgYDVQQLEwdSb290IENBMRswGQYDVQQDExJHbG9iYWxTaWduIFJvb3QgQ0EwggEiMA0GCSqGSIb3DQEBAQUAA4IBDwAwggEKAoIBAQDaDuaZjc6j40+Kfvvxi4Mla+pIH/EqsLmVEQS98GPR4mdmzxzdzxtIK+6NiY6arymAZavpxy0Sy6scTHAHoT0KMM0VjU/43dSMUBUc71DuxC73/OlS8pF94G3VNTCOXkNz8kHp1Wrjsok6Vjk4bwY8iGlbKk3Fp1S4bInMm/k8yuX9ifUSPJJ4ltbcdG6TRGHRjcdGsnUOhugZitVtbNV4FpWi6cgKOOvyJBNPc1STE4U6G7weNLWLBYy5d4ux2x8gkasJU26Qzns3dLlwR5EiUWMWea6xrkEmCMgZK9FGqkjWZCrXgzT/LCrBbBlDSgeF59N89iFo7+ryUp9/k5DPAgMBAAGjQjBAMA4GA1UdDwEB/wQEAwIBBjAPBgNVHRMBAf8EBTADAQH/MB0GA1UdDgQWBBRge2YaRQ2XyolQL30EzTSo//z9SzANBgkqhkiG9w0BAQUFAAOCAQEA1nPnfE920I2/7LqivjTFKDK1fPxsnCwrvQmeU79rXqoRSLblCKOzyj1hTdNGCbM+w6DjY1Ub8rrvrTnhQ7k4o+YviiY776BQVvnGCv04zcQLcFGUl5gE38NflNUVyRRBnMRddWQVDf9VMOyGj/8N7yy5Y0b2qvzfvGn9LhJIZJrglfCm7ymPAbEVtQwdpf5pLGkkeB6zpxxxYu7KyJesF12KwvhHhm4qxFYxldBniYUr+WymXUadDKqC5JlR3XC321Y9YeRq4VzW9v493kHMB65jUr9TU/Qr6cf9tveCX4XSQRjbgbMEHMUfpIBvFSDJ3gyICh3WZlXi/EjJKSZp4DCCA/0wggLloAMCAQICCwQAAAAAARVqsap+MA0GCSqGSIb3DQEBBQUAMFcxCzAJBgNVBAYTAkJFMRkwFwYDVQQKExBHbG9iYWxTaWduIG52LXNhMRAwDgYDVQQLEwdSb290IENBMRswGQYDVQQDExJHbG9iYWxTaWduIFJvb3QgQ0EwHhcNMDcxMDA0MTIwMDAwWhcNMTQwMTI2MjMwMDAwWjAoMQswCQYDVQQGEwJCRTEZMBcGA1UEAxMQQmVsZ2l1bSBSb290IENBMjCCASIwDQYJKoZIhvcNAQEBBQADggEPADCCAQoCggEBAMZzQh6S/3UPi790hqc/7bIYLS2X+an7mEoj39WN4IzGMhwWLQdC1i22bi+n9fzGhYJdld61IgDMqFNAn68KNaJ6x+HK92AQZw6nUHMXU5WfIp8MXW+2QbyM69odRr2nlL/zGsvU+40OHjPIltfsjFPekx40HopQcSZYtF3CiInaYNKJIT/e1wEYNm7hLHADBGXvmAYrXR5i3FVr/mZkIV/4L+HXmymvb82fqgxG0YjFnaKVn6w/Fa7yYd/vw2uaItgscf1YHewApDgglVrH1Tdjuk+bqv5WRi5j2Qsj1Yr6tSPwiRuhFA0m2kHwOI8w7QUmecFLTqG4flVSOmlGhHUCAwEAAaOB+DCB9TAOBgNVHQ8BAf8EBAMCAQYwDwYDVR0TAQH/BAUwAwEB/zAdBgNVHQ4EFgQUhYrr9MW7vg5ZA5Te1oABFeMQnDkwQwYDVR0gBDwwOjA4BgVgOAkBATAvMC0GCCsGAQUFBwIBFiFodHRwOi8vcmVwb3NpdG9yeS5laWQuYmVsZ2l1bS5iZSAwOgYDVR0fBDMwMTAvoC2gK4YpaHR0cDovL3NlY3VyZS5nbG9iYWxzaWduLm5ldC9jcmwvcm9vdC5jcmwwEQYJYIZIAYb4QgEBBAQDAgAHMB8GA1UdIwQYMBaAFGB7ZhpFDZfKiVAvfQTNNKj//P1LMA0GCSqGSIb3DQEBBQUAA4IBAQB9beTVoWBMKzXujXzsiNKK3yIhKMtdwQecNteCKKnxkk4rxTGQSNhUHgTqrgV5KAdudxV0KvppmTJSJeap9Kqa1ECkJYnANnEptFIAXu0pSEJJMRbrJdQIFXY5OqHjZB6sWbPidUi8tDaH8wwPhfAVsuAFUj7o0OsdRiu9BXRpnmv4fWp8aHTsjywL1hHJDxcWr7b07scAIwU33Rgemeg70AatC7ZY3Ky8qIwPbsFQ0r3MDk2SuZXE1eeGhOimVl9g2qWw4timP6C+h34Tog4fjj6mt2F87wnrGP4eb9EXqxxRZOPfiLUia8s8EXL2Ls5Nc2EC+WcpGXPz5FUVdx1hMIIEBTCCAu2gAwIBAgILBAAAAAABJJqiI9cwDQYJKoZIhvcNAQEFBQAwKDELMAkGA1UEBhMCQkUxGTAXBgNVBAMTEEJlbGdpdW0gUm9vdCBDQTIwHhcNMDkxMDI4MTEwMDAwWhcNMTUwMTI4MTEwMDAwWjBjMSMwIQYDVQQKExpCZWxnaXVtIEZlZGVyYWwgR292ZXJubWVudDENMAsGA1UEBRMEMjAxMDELMAkGA1UEBhMCQkUxIDAeBgNVBAMTF1RpbWUgU3RhbXBpbmcgQXV0aG9yaXR5MIIBIjANBgkqhkiG9w0BAQEFAAOCAQ8AMIIBCgKCAQEAzrNM1HJt9Huh0oQCBCgTG+HmKLct/1K9ArnwIb+nBujQ/lFCPJQfo01p7WN4F8+RMnu65BXG5euAWAFbDoaeV14R/KD3CZU/G1VQrvLir1++m0+tgaF8kq1mKkMu7+WRSkzaZ2LEOoH1BpWGZUz1pMIOm2Zpbx6wuEZ+oVcO6cPpCCDHetI0ZS6NOkE3yr6G80Ac7ZMB4jBHs0oRiSM3aqCz8OAd07uEz1wQPZGvtX29EcpCVNEDGdpHhMxbryVX1uEAiI04NmkrQXl2QMKyo6JGxr0AO6xzxtyNMRgHToaruSEVYlf18jSAuOfXsrlVcHINYA13z1Sq9yEtQ0xwcwIDAQABo4H0MIHxMA4GA1UdDwEB/wQEAwIGwDAWBgNVHSUBAf8EDDAKBggrBgEFBQcDCDBDBgNVHSAEPDA6MDgGBmA4CQEBBTAuMCwGCCsGAQUFBwIBFiBodHRwOi8vcmVwb3NpdG9yeS5wa2kuYmVsZ2l1bS5iZTAdBgNVHQ4EFgQUhio2A/Ph5DzQNVrJ9ygGuUNjWBUwNwYDVR0fBDAwLjAsoCqgKIYmaHR0cDovL2NybC5wa2kuYmVsZ2l1bS5iZS9iZWxnaXVtMi5jcmwwCQYDVR0TBAIwADAfBgNVHSMEGDAWgBSFiuv0xbu+DlkDlN7WgAEV4xCcOTANBgkqhkiG9w0BAQUFAAOCAQEABSEe/34sUajKyoUPTO1mHvexKlK0vZRuMzA90CoVXikRr6B4+btcvGgPzn5MUKLXjt90iVA5VMvwrHk1OKDhxzzcDKcE3ngy3pM8dUpDC6kSUOTUwKQON9loAdZpbiTV1I3WOWuhXa6aFGtem+AZORaS4uo1qvc/YRGO+zAG+2/zxLU/EnyyS+8GMpIeSz6xkCvjV1O9+p3+oTM3dbS2qsxeoKNsSkQUNAfmkhd9rwQYqazJb5fdoeVlkC235n5Rxg8KDBWTGnm+/40vxQNJgonu90NrLwwyCelk2DlSOpa9kg4wlmHgAXu3unjcDyWcoosCexrkMF5d0I02mGfUYzGCAgwwggIIAgEBMDcwKDELMAkGA1UEBhMCQkUxGTAXBgNVBAMTEEJlbGdpdW0gUm9vdCBDQTICCwQAAAAAASSaoiPXMAkGBSsOAwIaBQCggaswGgYJKoZIhvcNAQkDMQ0GCyqGSIb3DQEJEAEEMCMGCSqGSIb3DQEJBDEWBBTrLZGxwN9dWb5NnrzuHMezFxLDqTBoBgsqhkiG9w0BCRACDDFZMFcwVTBTBBQ7JrtFdcqPW3QDT9r07P9OMKhzezA7MCykKjAoMQswCQYDVQQGEwJCRTEZMBcGA1UEAxMQQmVsZ2l1bSBSb290IENBMgILBAAAAAABJJqiI9cwDQYJKoZIhvcNAQEBBQAEggEAIUwl3cg7IsOK65r6d8WQSKQvLE/KH4n2MDiRbkxu3nmqvW/blYTXf0Zu6vvQAQp8Pb8xjZHWYZ+VkzsAnkJnzGdVIoPz5B11LLmPVZiK94hQb5WFq5On0yF36c6GcgDOOQHijrY1/gD0Cd3xSLSNZC2+N5Iu/UP601s/cdB7N0eUxtS2jbdeoB6I1QlbP5MXG43YlyU+vBjroE/Ph7/H8+V6FlQvl9DKyIAka1WvHT/gbsFnpHrr/QJI2QUlio8PHyc/h5n51NQFGn3hmjZrMkUHC26K2zqM1V3wDLlaECIXK6Cy/QR/Om0NjFRnbxDZJGy/QRZIklqExJvbkuQrwwAAAAA=</xades:EncapsulatedTimeStamp>
            </xades:SigAndRefsTimeStamp>
            <xadesv141:TimeStampValidationData xmlns:xadesv141="http://uri.etsi.org/01903/v1.4.1#">
              <xades:RevocationValues>
                <xades:CRLValues>
                  <xades:EncapsulatedCRLValue>MIIB0TCBugIBATANBgkqhkiG9w0BAQUFADBXMQswCQYDVQQGEwJCRTEZMBcGA1UEChMQR2xvYmFsU2lnbiBudi1zYTEQMA4GA1UECxMHUm9vdCBDQTEbMBkGA1UEAxMSR2xvYmFsU2lnbiBSb290IENBFw0xMTA3MDUwNjAwMDBaFw0xMjAxMTgwNjAwMDBaoC8wLTAKBgNVHRQEAwIBFjAfBgNVHSMEGDAWgBRge2YaRQ2XyolQL30EzTSo//z9SzANBgkqhkiG9w0BAQUFAAOCAQEAxcymYPO2GtnlzbHQYwqNy9KBDIAE0Fkdujd0gd+pwVhJKOatlNL5k2Qea4PvOxxk/B9Zr1tgWJ+5yieDN8U/OYDHzmUbZn/rbcwWtkhuBXuA4jcGKP6Y+1tOqrREKx2Xpw6nF3e0ABelfbfrMJX6sG92Zs53+3Dd5S8kfgYh3v6e/a2gIcr2YQq4bE/7e17dReLIyWFN/5PajToiRUwUxhX1isecdkHT00FRa5yDGpANsLbM0qrCD/FnEu+1PDbDLe+lY6gB4FDTHa2ObXFxLm9OeYHudhmcJUlZTBrcul86i0GRLO5tmhYseByqG8ewUael40JZHyhFNNt7cLiWGw==</xades:EncapsulatedCRLValue>
                  <xades:EncapsulatedCRLValue>MIIBbTBXMA0GCSqGSIb3DQEBBQUAMCgxCzAJBgNVBAYTAkJFMRkwFwYDVQQDExBCZWxnaXVtIFJvb3QgQ0EyFw0xMTA3MDExMTAwMDBaFw0xMjAxMzExMTAwMDBaMA0GCSqGSIb3DQEBBQUAA4IBAQB9D/N+Jal7JgXkagtUYHKhGJfxyz3+LtT+VcOMtWGe59epcSuQDDmu7kN2BJ+DC7EuidJOyYBKlbxRTCWlUh93wwIV4JvR17B5ddMBExv9dME/n9VkPoUXBYh6uxwNc2COwsKFlFZqxSbogPhdOJj20JBzZfybZesoIVXEGR/JiFXXJbO777kzunK8v6JJwjkL20ok1VQxvn4YD8fR6bxFzlAQ4WqKTwpv6+/xLEI6HD8s9RUj6/ajJkKXns65TPELh7leMCmVXRFTgmuvXc1NND6YNk1MGhM0IwSekaMjKwSXUMkIFMTMylM08RnvPJJwFXFpuZ7WVD/FzYiD/Zzg</xades:EncapsulatedCRLValue>
                </xades:CRLValues>
              </xades:RevocationValues>
            </xadesv141:TimeStampValidationData>
            <xades:CertificateValues xmlns:xadesv141="http://uri.etsi.org/01903/v1.4.1#">
              <xades:EncapsulatedX509Certificate>MIID/zCCAuegAwIBAgIQEAAAAAAAxHPbulcOPiObJzANBgkqhkiG9w0BAQUFADAzMQswCQYDVQQGEwJCRTETMBEGA1UEAxMKQ2l0aXplbiBDQTEPMA0GA1UEBRMGMjAxMDEwMB4XDTEwMTExMzA0NTMwNloXDTE1MTEwNTIzNTk1OVowcTELMAkGA1UEBhMCQkUxIzAhBgNVBAMTGkZyYW5rIENvcm5lbGlzIChTaWduYXR1cmUpMREwDwYDVQQEEwhDb3JuZWxpczEUMBIGA1UEKhMLRnJhbmsgSGVucmkxFDASBgNVBAUTCzc5MTAyNTIwOTkxMIGfMA0GCSqGSIb3DQEBAQUAA4GNADCBiQKBgQCFTyEFWmnBJSXqWkQ97noqWOZQKy3ZU8Qa9WMOoPBsj8beMWaxbifOKO/N8x4RHm4sHyzZOKHpL8qXCjgeY4xeORWVlPkdPQ/hxUrgmThs14quBzsEqIp1it71GXoZbTPyPBv8s8fu+sR9x86OfjqA6m5eh+hBBaT4WgHI6WI+5QIDAQABo4IBUzCCAU8wHwYDVR0jBBgwFoAUvHjfvawo+a+J+Rw9KXnXGZmAHMwwbgYIKwYBBQUHAQEEYjBgMDYGCCsGAQUFBzAChipodHRwOi8vY2VydHMuZWlkLmJlbGdpdW0uYmUvYmVsZ2l1bXJzMi5jcnQwJgYIKwYBBQUHMAGGGmh0dHA6Ly9vY3NwLmVpZC5iZWxnaXVtLmJlMEQGA1UdIAQ9MDswOQYHYDgJAQECATAuMCwGCCsGAQUFBwIBFiBodHRwOi8vcmVwb3NpdG9yeS5laWQuYmVsZ2l1bS5iZTA5BgNVHR8EMjAwMC6gLKAqhihodHRwOi8vY3JsLmVpZC5iZWxnaXVtLmJlL2VpZGMyMDEwMTAuY3JsMA4GA1UdDwEB/wQEAwIGQDARBglghkgBhvhCAQEEBAMCBSAwGAYIKwYBBQUHAQMEDDAKMAgGBgQAjkYBATANBgkqhkiG9w0BAQUFAAOCAQEALJmvEOh2apfm3rTKKTVQb5kGw/QniT4Qs5y96YEQ4+qziT+6fCANNn0IGvWmgxtxdmQR3GKdHiK1w6sWJjd7jB1jwj4bKxETnVyDpSvEgpmqaaWiidVRTatitK1Ckd7EdrZ+IMHerBEjm0iiNi/ppAYMGJuuN3yyKBLPvpd5hWXFz/3HOJ+jGA8lnYFrIwmf3wHSgaS9e65SpYBLMr3kUbeClKNKiZXe1Lu2EgAfkwhxJ3YyA1I/fOwbhwQHXu5a2CTXzI66w9mXjeuTQNXZo6RkPifRBBp8t2gT4HsqtUycC8DVyqo+RJ6uYE9QNtYyVPuiQZ/9jGUYfE1KQEP4rw==</xades:EncapsulatedX509Certificate>
              <xades:EncapsulatedX509Certificate>MIID3jCCAsagAwIBAgIQJ2gqVy95V2E7VVElW3kuTDANBgkqhkiG9w0BAQUFADAoMQswCQYDVQQGEwJCRTEZMBcGA1UEAxMQQmVsZ2l1bSBSb290IENBMjAeFw0wOTEwMjgxMTAwMDBaFw0xNjA2MjgxMTAwMDBaMDMxCzAJBgNVBAYTAkJFMRMwEQYDVQQDEwpDaXRpemVuIENBMQ8wDQYDVQQFEwYyMDEwMTAwggEiMA0GCSqGSIb3DQEBAQUAA4IBDwAwggEKAoIBAQClZvxgODMY49zCOr/Z2IBbR56FSSauaX06dHFGoFDTBTCpYGpVTFh828SF+hZ3TX7MwQoLGFSaipvvrSrGx9zLZkNIsiVeaRKj8XPnEADklAO2ExUQICji5VNzwwyspc1oP8RUO0u/toZh6rOgJixmt363s14xmZLSEtZ2SdjWJQwcqeWEMND2glT3+2GNkhs+UacnHyxu9B/S1ZeQy94ZhDx78ieJG+dJnWla0O5hOAGCpr5+Dh3CK/wJ52kUgT1WPTMTpzylH8QDZeI2w0q24rRVUnda7d2YM55Iy4/wb3P/umIipasn0d0txC60IdlhLWoP9VmRhhUS3Y6JSg1rAgMBAAGjgfgwgfUwDgYDVR0PAQH/BAQDAgEGMBIGA1UdEwEB/wQIMAYBAf8CAQAwQwYDVR0gBDwwOjA4BgZgOAkBAQIwLjAsBggrBgEFBQcCARYgaHR0cDovL3JlcG9zaXRvcnkuZWlkLmJlbGdpdW0uYmUwHQYDVR0OBBYEFLx4372sKPmvifkcPSl51xmZgBzMMDcGA1UdHwQwMC4wLKAqoCiGJmh0dHA6Ly9jcmwuZWlkLmJlbGdpdW0uYmUvYmVsZ2l1bTIuY3JsMBEGCWCGSAGG+EIBAQQEAwIABzAfBgNVHSMEGDAWgBSFiuv0xbu+DlkDlN7WgAEV4xCcOTANBgkqhkiG9w0BAQUFAAOCAQEAIGzDAqNvnw/XrzJJ38AxCUCLcOXQgjdgbbNTsEs4WcJDCiSQqKnxmNer3FFGC/ezq4jBAG3H5Tp5/Ls/rR87/GwGV2K6l95aYAudUK5rzL43SKOLC/o1vocF1LPcgmgX/sj9F0Wq7ToX3uhTVqLkRZaSu4H5iyJ2qf/BUM0Gk03RchpHb/sQIOQekd/o0ycCZQMY3fZXtG4jrAb4lU1j5x7MlFr+KIHXnzAGTgcr/U/uCYCIkJxliyRMYb3onoxv5WbWm/lfNiRiaxjFbwWnV2MFJBPeBn2Nb+yXGBXv/pyGZ6gNPHWtXbZ6iCLLeU55ozGaE8ae9AcP8RS8cK1MPA==</xades:EncapsulatedX509Certificate>
              <xades:EncapsulatedX509Certificate>MIIDjjCCAnagAwIBAgIIKv++n6Lw6YcwDQYJKoZIhvcNAQEFBQAwKDELMAkGA1UEBhMCQkUxGTAXBgNVBAMTEEJlbGdpdW0gUm9vdCBDQTIwHhcNMDcxMDA0MTAwMDAwWhcNMjExMjE1MDgwMDAwWjAoMQswCQYDVQQGEwJCRTEZMBcGA1UEAxMQQmVsZ2l1bSBSb290IENBMjCCASIwDQYJKoZIhvcNAQEBBQADggEPADCCAQoCggEBAMZzQh6S/3UPi790hqc/7bIYLS2X+an7mEoj39WN4IzGMhwWLQdC1i22bi+n9fzGhYJdld61IgDMqFNAn68KNaJ6x+HK92AQZw6nUHMXU5WfIp8MXW+2QbyM69odRr2nlL/zGsvU+40OHjPIltfsjFPekx40HopQcSZYtF3CiInaYNKJIT/e1wEYNm7hLHADBGXvmAYrXR5i3FVr/mZkIV/4L+HXmymvb82fqgxG0YjFnaKVn6w/Fa7yYd/vw2uaItgscf1YHewApDgglVrH1Tdjuk+bqv5WRi5j2Qsj1Yr6tSPwiRuhFA0m2kHwOI8w7QUmecFLTqG4flVSOmlGhHUCAwEAAaOBuzCBuDAOBgNVHQ8BAf8EBAMCAQYwDwYDVR0TAQH/BAUwAwEB/zBCBgNVHSAEOzA5MDcGBWA4CQEBMC4wLAYIKwYBBQUHAgEWIGh0dHA6Ly9yZXBvc2l0b3J5LmVpZC5iZWxnaXVtLmJlMB0GA1UdDgQWBBSFiuv0xbu+DlkDlN7WgAEV4xCcOTARBglghkgBhvhCAQEEBAMCAAcwHwYDVR0jBBgwFoAUhYrr9MW7vg5ZA5Te1oABFeMQnDkwDQYJKoZIhvcNAQEFBQADggEBAFHYhd27V2/MoGy1oyCcUwnzSgEMdL8rs5qauhjyC4isHLMzr87lEwEnkoRYmhC598wUkmt0FoqW6FHvv/pKJaeJtmMrXZRY0c8RcrYeuTlBFk0pvDVTC9rejg7NqZV3JcqUWumyaa7YwBO+mPyWnIR/VRPmPIfjvCCkpDZoa01gZhz5v6yAlGYuuUGK02XThIAC71AdXkbc98m6tTR8KvPG2F9fVJ3bTc0R5/0UAoNmXsimABKgX77OFP67H6dh96tK8QYUn8pJQsKpvO2FsauBQeYNxUJpU4c5nUwfAA4+Bw11V0SoU7Q2dmSZ3G7rPUZuFF1eR1ONeE3gJ7uOhXY=</xades:EncapsulatedX509Certificate>
            </xades:CertificateValues>
            <xades:RevocationValues xmlns:xadesv141="http://uri.etsi.org/01903/v1.4.1#">
              <xades:CRLValues>
                <xades:EncapsulatedCRLValue>MIIBbTBXMA0GCSqGSIb3DQEBBQUAMCgxCzAJBgNVBAYTAkJFMRkwFwYDVQQDExBCZWxnaXVtIFJvb3QgQ0EyFw0xMTA3MDExMTAwMDBaFw0xMjAxMzExMTAwMDBaMA0GCSqGSIb3DQEBBQUAA4IBAQB9D/N+Jal7JgXkagtUYHKhGJfxyz3+LtT+VcOMtWGe59epcSuQDDmu7kN2BJ+DC7EuidJOyYBKlbxRTCWlUh93wwIV4JvR17B5ddMBExv9dME/n9VkPoUXBYh6uxwNc2COwsKFlFZqxSbogPhdOJj20JBzZfybZesoIVXEGR/JiFXXJbO777kzunK8v6JJwjkL20ok1VQxvn4YD8fR6bxFzlAQ4WqKTwpv6+/xLEI6HD8s9RUj6/ajJkKXns65TPELh7leMCmVXRFTgmuvXc1NND6YNk1MGhM0IwSekaMjKwSXUMkIFMTMylM08RnvPJJwFXFpuZ7WVD/FzYiD/Zzg</xades:EncapsulatedCRLValue>
              </xades:CRLValues>
              <xades:OCSPValues>
                <xades:EncapsulatedOCSPValue>MIIM4QoBAKCCDNowggzWBgkrBgEFBQcwAQEEggzHMIIMwzCBzqEwMC4xHzAdBgNVBAMTFkJlbGdpdW0gT0NTUCBSZXNwb25kZXIxCzAJBgNVBAYTAkJFGA8yMDExMTAwMzExMzA1M1owczBxMEkwCQYFKw4DAhoFAAQUXEilzvYvat9vwYL6I0AiNZFe2FgEFLx4372sKPmvifkcPSl51xmZgBzMAhAQAAAAAADEc9u6Vw4+I5sngAAYDzIwMTExMDAzMTEzMDUzWqARGA8yMDExMTAwMzExMzE1M1qhFDASMBAGCSsGAQUFBzABAgQDNyVNMA0GCSqGSIb3DQEBBQUAA4IBAQBBSEpSDcKLBtToOP6yarulZ/rCFZZ8+Q3Vh2ZzIFTrn2r8BVJNXClnVVQ0gFeDYAluA2oTQYNPu/GcHouMBz/OUYxcd7ZFfCkzQTbDT7pY9jrLP2hC2dKH66dC+W0JKYSXOXO243sXe+39gG7ia0XYPRqp80g7uf54guhLHSc4ex8aICc546qg452eIx96FSo4AEEYYBvy6l90JV+4CU6Livejn1fa94DLbFaIRKbzj0s57xD1AbzF6ZnErkY4ul37celW6nRGp1bAC2E9wANr/Lk925BIEdYuHUDKMYgpBaR6ZTMBmhAhzWnHdy1Bp6gnM4ksHt7QfqResdNjIFsooIIK2jCCCtYwggNeMIICRqADAgECAgsEAAAAAAExirJ55zANBgkqhkiG9w0BAQUFADAzMQswCQYDVQQGEwJCRTETMBEGA1UEAxMKQ2l0aXplbiBDQTEPMA0GA1UEBRMGMjAxMDEwMB4XDTExMDgwMjExMDAwMFoXDTEyMTEwMjExMDAwMFowLjEfMB0GA1UEAxMWQmVsZ2l1bSBPQ1NQIFJlc3BvbmRlcjELMAkGA1UEBhMCQkUwggEiMA0GCSqGSIb3DQEBAQUAA4IBDwAwggEKAoIBAQDRFNxGo1fzMdlsVBzhauKxcdjyQ/0JPNKPdvMliXrw37N/kTq+EWqhW+9dN74X2r9XHuAarPYt2OhpD7IaD9d2hc0u27/THVKqHaYSeq01trWvfcNjxPhkf21Bv7q++6AP0GjJhEEsBEO9g6quDJ7fQb/q+OXu+CBXHM040qtDiQEMLwxH5M1IEyOlj7QEuJt+N+Hs9le7iWhwMybaDIrSKE49kLT8cT49bJ5V+YL8uK58h4Tks/B/YKXLeBvAkZTGK8OQSl6ZD0xu09+1QaPd5Lbum045hzpEA2l/rnCxPYvzlRgkHAzmybLEigImImuLgVrWFY0+LDwl2gjMtxkxAgMBAAGjeDB2MA4GA1UdDwEB/wQEAwIHgDAdBgNVHQ4EFgQUlMDVWXxBbJ/O00xqWJ7xehe49bMwEwYDVR0lBAwwCgYIKwYBBQUHAwkwHwYDVR0jBBgwFoAUvHjfvawo+a+J+Rw9KXnXGZmAHMwwDwYJKwYBBQUHMAEFBAIFADANBgkqhkiG9w0BAQUFAAOCAQEALpuVvh65mStC1CF282+fbjVlcOVdfXIsFoH3HMe0FzkwwG1ZXElCbwX36+uorlkiW+tD/ThGvSq/i9wWDseLldbYgTwUuYiy6VMZ7K7NwDq1WQkaQ4IRbv2gSiHaulWNQ35wuQQKwUuRWCjS1DMPSfQ931xdmC+cakW3t92rL44Ztsu2Py9PgkqomO2/E7HyUnMSWbokCEw/tdqqFwWAVg1Kw2zdoXoc3b7stvuntVL4p6ZJJTAk+UMl3xtaRPbRCNRHvQMf3+uwdcdek9auj84JtcSbs03bnwCyiE3uUMxeh646sVi2vniVXvBli+l9i2JxyLGV+f7iYqZyyZJR0DCCA94wggLGoAMCAQICECdoKlcveVdhO1VRJVt5LkwwDQYJKoZIhvcNAQEFBQAwKDELMAkGA1UEBhMCQkUxGTAXBgNVBAMTEEJlbGdpdW0gUm9vdCBDQTIwHhcNMDkxMDI4MTEwMDAwWhcNMTYwNjI4MTEwMDAwWjAzMQswCQYDVQQGEwJCRTETMBEGA1UEAxMKQ2l0aXplbiBDQTEPMA0GA1UEBRMGMjAxMDEwMIIBIjANBgkqhkiG9w0BAQEFAAOCAQ8AMIIBCgKCAQEApWb8YDgzGOPcwjq/2diAW0eehUkmrml9OnRxRqBQ0wUwqWBqVUxYfNvEhfoWd01+zMEKCxhUmoqb760qxsfcy2ZDSLIlXmkSo/Fz5xAA5JQDthMVECAo4uVTc8MMrKXNaD/EVDtLv7aGYeqzoCYsZrd+t7NeMZmS0hLWdknY1iUMHKnlhDDQ9oJU9/thjZIbPlGnJx8sbvQf0tWXkMveGYQ8e/IniRvnSZ1pWtDuYTgBgqa+fg4dwiv8CedpFIE9Vj0zE6c8pR/EA2XiNsNKtuK0VVJ3Wu3dmDOeSMuP8G9z/7piIqWrJ9HdLcQutCHZYS1qD/VZkYYVEt2OiUoNawIDAQABo4H4MIH1MA4GA1UdDwEB/wQEAwIBBjASBgNVHRMBAf8ECDAGAQH/AgEAMEMGA1UdIAQ8MDowOAYGYDgJAQECMC4wLAYIKwYBBQUHAgEWIGh0dHA6Ly9yZXBvc2l0b3J5LmVpZC5iZWxnaXVtLmJlMB0GA1UdDgQWBBS8eN+9rCj5r4n5HD0pedcZmYAczDA3BgNVHR8EMDAuMCygKqAohiZodHRwOi8vY3JsLmVpZC5iZWxnaXVtLmJlL2JlbGdpdW0yLmNybDARBglghkgBhvhCAQEEBAMCAAcwHwYDVR0jBBgwFoAUhYrr9MW7vg5ZA5Te1oABFeMQnDkwDQYJKoZIhvcNAQEFBQADggEBACBswwKjb58P168ySd/AMQlAi3Dl0II3YG2zU7BLOFnCQwokkKip8ZjXq9xRRgv3s6uIwQBtx+U6efy7P60fO/xsBldiupfeWmALnVCua8y+N0ijiwv6Nb6HBdSz3IJoF/7I/RdFqu06F97oU1ai5EWWkruB+Ysidqn/wVDNBpNN0XIaR2/7ECDkHpHf6NMnAmUDGN32V7RuI6wG+JVNY+cezJRa/iiB158wBk4HK/1P7gmAiJCcZYskTGG96J6Mb+Vm1pv5XzYkYmsYxW8Fp1djBSQT3gZ9jW/slxgV7/6chmeoDTx1rV22eogiy3lOeaMxmhPGnvQHD/EUvHCtTDwwggOOMIICdqADAgECAggq/76fovDphzANBgkqhkiG9w0BAQUFADAoMQswCQYDVQQGEwJCRTEZMBcGA1UEAxMQQmVsZ2l1bSBSb290IENBMjAeFw0wNzEwMDQxMDAwMDBaFw0yMTEyMTUwODAwMDBaMCgxCzAJBgNVBAYTAkJFMRkwFwYDVQQDExBCZWxnaXVtIFJvb3QgQ0EyMIIBIjANBgkqhkiG9w0BAQEFAAOCAQ8AMIIBCgKCAQEAxnNCHpL/dQ+Lv3SGpz/tshgtLZf5qfuYSiPf1Y3gjMYyHBYtB0LWLbZuL6f1/MaFgl2V3rUiAMyoU0Cfrwo1onrH4cr3YBBnDqdQcxdTlZ8inwxdb7ZBvIzr2h1GvaeUv/May9T7jQ4eM8iW1+yMU96THjQeilBxJli0XcKIidpg0okhP97XARg2buEscAMEZe+YBitdHmLcVWv+ZmQhX/gv4debKa9vzZ+qDEbRiMWdopWfrD8VrvJh3+/Da5oi2Cxx/Vgd7ACkOCCVWsfVN2O6T5uq/lZGLmPZCyPVivq1I/CJG6EUDSbaQfA4jzDtBSZ5wUtOobh+VVI6aUaEdQIDAQABo4G7MIG4MA4GA1UdDwEB/wQEAwIBBjAPBgNVHRMBAf8EBTADAQH/MEIGA1UdIAQ7MDkwNwYFYDgJAQEwLjAsBggrBgEFBQcCARYgaHR0cDovL3JlcG9zaXRvcnkuZWlkLmJlbGdpdW0uYmUwHQYDVR0OBBYEFIWK6/TFu74OWQOU3taAARXjEJw5MBEGCWCGSAGG+EIBAQQEAwIABzAfBgNVHSMEGDAWgBSFiuv0xbu+DlkDlN7WgAEV4xCcOTANBgkqhkiG9w0BAQUFAAOCAQEAUdiF3btXb8ygbLWjIJxTCfNKAQx0vyuzmpq6GPILiKwcszOvzuUTASeShFiaELn3zBSSa3QWipboUe+/+kolp4m2YytdlFjRzxFyth65OUEWTSm8NVML2t6ODs2plXclypRa6bJprtjAE76Y/JachH9VE+Y8h+O8IKSkNmhrTWBmHPm/rICUZi65QYrTZdOEgALvUB1eRtz3ybq1NHwq88bYX19UndtNzRHn/RQCg2ZeyKYAEqBfvs4U/rsfp2H3q0rxBhSfyklCwqm87YWxq4FB5g3FQmlThzmdTB8ADj4HDXVXRKhTtDZ2ZJncbus9Rm4UXV5HU414TeAnu46Fdg==</xades:EncapsulatedOCSPValue>
              </xades:OCSPValues>
            </xades:RevocationValues>
          </xades:UnsignedSignatureProperties>
        </xades:UnsignedProperties>
      </xades:QualifyingProperties>
    </Object>
  </Signature>
</document-signatures>
</file>

<file path=foobar.txt>Goodbye World

</file>